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text-properties officeooo:rsid="00089d7e" officeooo:paragraph-rsid="00089d7e"/>
    </style:style>
    <style:style style:name="P2" style:family="paragraph" style:parent-style-name="Standard">
      <style:text-properties officeooo:rsid="000a5b45" officeooo:paragraph-rsid="000a5b45"/>
    </style:style>
    <style:style style:name="P3" style:family="paragraph" style:parent-style-name="Standard">
      <style:text-properties fo:font-weight="bold" officeooo:rsid="00089d7e" officeooo:paragraph-rsid="00089d7e" style:font-weight-asian="bold" style:font-weight-complex="bold"/>
    </style:style>
    <style:style style:name="P4" style:family="paragraph" style:parent-style-name="Standard">
      <style:text-properties fo:font-weight="bold" officeooo:rsid="000a5b45" officeooo:paragraph-rsid="000a5b45" style:font-weight-asian="bold" style:font-weight-complex="bold"/>
    </style:style>
    <style:style style:name="P5" style:family="paragraph" style:parent-style-name="Text_20_body">
      <style:text-properties officeooo:rsid="000ba97b" officeooo:paragraph-rsid="000ba97b"/>
    </style:style>
    <style:style style:name="P6" style:family="paragraph" style:parent-style-name="Text_20_body">
      <style:text-properties officeooo:rsid="000e5641" officeooo:paragraph-rsid="000e5641"/>
    </style:style>
    <style:style style:name="P7" style:family="paragraph" style:parent-style-name="Text_20_body">
      <style:text-properties officeooo:rsid="000e62db" officeooo:paragraph-rsid="000e62db"/>
    </style:style>
    <style:style style:name="P8" style:family="paragraph" style:parent-style-name="Text_20_body">
      <style:text-properties officeooo:rsid="000f02aa" officeooo:paragraph-rsid="000f02aa"/>
    </style:style>
    <style:style style:name="T1" style:family="text">
      <style:text-properties officeooo:rsid="000a5b45"/>
    </style:style>
    <style:style style:name="T2" style:family="text">
      <style:text-properties officeooo:rsid="000ba97b"/>
    </style:style>
    <style:style style:name="T3" style:family="text">
      <style:text-properties officeooo:rsid="000cc1cd"/>
    </style:style>
    <style:style style:name="T4" style:family="text">
      <style:text-properties officeooo:rsid="000e5641"/>
    </style:style>
    <style:style style:name="T5" style:family="text">
      <style:text-properties officeooo:rsid="000e62db"/>
    </style:style>
    <style:style style:name="T6" style:family="text">
      <style:text-properties officeooo:rsid="000f02aa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ópico II – O que é Banco de Dados?</text:p>
      <text:p text:style-name="P3"/>
      <text:p text:style-name="P3"><text:span text:style-name="T1">1. </text:span>Com relação às definições sobre 'o que é banco de dados' (apresentadas no início deste tópico), analise as diferenças entre as definições, com especial atenção aos termos específicos de algumas delas, tais como 'operacionais' e 'usados'.</text:p>
      <text:p text:style-name="P3">Apresente a sua definição sobre 'o que banco de dados', tal que englobe o conteúdo das seis definições apresentadas, mas não use os termos (palavras) já presentes nas seis definições.</text:p>
      <text:p text:style-name="P1"/>
      <text:p text:style-name="P1">Todas as definições trazem, invariavelmente que banco de dados é uma coleção ou conjunto de dados que possuem algum relacionamento entre si. Alguns dos tópicos também dão ênfase ao <text:span text:style-name="T1">f</text:span>ato de que tais dados <text:span text:style-name="T1">são armazenados e mantidos, e frequentemente se encontram em um ambiente de sistema empresarial.</text:span></text:p>
      <text:p text:style-name="P1"/>
      <text:p text:style-name="P2">Banco de dados são agrupamentos de dados e também das relações entre tais dados, que devem ser armazenados e mantidos para seu posterior uso por diferentes sistemas ou aplicações.</text:p>
      <text:p text:style-name="P2"/>
      <text:p text:style-name="P2"/>
      <text:p text:style-name="P2"/>
      <text:p text:style-name="P4">2. Sobre os possíveis papéis do software que gerencia o banco de dados, observe que há termos assinalados em negrito e itálico e seguidos de (??), tais como linguagem de consulta e durabilidade. Pesquise sobre tais termos, e formule o seu entendimento sobre os mesmos. Não copie o texto da bibliografia, construa a sua interpretação.</text:p>
      <text:p text:style-name="P4"/>
      <text:p text:style-name="Text_20_body">Usuário: <text:span text:style-name="T3">Existem alguns tipos de usuários, tipicamente pensamos só nos usuários finais, mas todos aqueles que manipulam o banco de alguma maneira são também usuários. Temos os administradores </text:span><text:span text:style-name="T4">e</text:span><text:span text:style-name="T3"> os projetistas </text:span><text:span text:style-name="T4">de banco de dados; e entre os usuários finais temos os usuários casuais, os parametrizáveis (fazem tarefas repetidas/padronizadas), e os sofisticados (fazem analises/consultas mais aprofundadas). </text:span><text:span text:style-name="T2">Toṕico 1.4 </text:span></text:p>
      <text:p text:style-name="P6">Esquemas: <text:span text:style-name="T5">O esquema é a estrutura do banco de dados, e é definida antes de qualquer inicio de implementação, além disso não é esperado que isso seja alterado com frequência. 2.1.2</text:span></text:p>
      <text:p text:style-name="P7">Linguagem de definição de d<text:span text:style-name="T6">ados: Usada para definir o esquema conceitual do banco de dados.</text:span></text:p>
      <text:p text:style-name="P8">Consultar os dados: </text:p>
      <text:p text:style-name="Text_20_body"/>
      <text:p text:style-name="P5"/>
      <text:p text:style-name="P5">ELMASRI, R.; NAVATHE, S. B. Sistemas de Banco de Dados. 6. ed. Pearson, 2011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08:13:07.402447463</meta:creation-date>
    <dc:date>2023-09-27T09:33:06.888993385</dc:date>
    <meta:editing-duration>PT8M18S</meta:editing-duration>
    <meta:editing-cycles>1</meta:editing-cycles>
    <meta:document-statistic meta:table-count="0" meta:image-count="0" meta:object-count="0" meta:page-count="1" meta:paragraph-count="11" meta:word-count="328" meta:character-count="2053" meta:non-whitespace-character-count="1733"/>
    <meta:generator>LibreOffice/7.3.7.2$Linux_X86_64 LibreOffice_project/30$Build-2</meta:generator>
  </office:meta>
</office:document-meta>
</file>